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number-columns-repeated="3"/>
          <table:table-cell office:value-type="string" calcext:value-type="string">
            <text:p>nombre de communes</text:p>
          </table:table-cell>
          <table:table-cell office:value-type="string" calcext:value-type="string">
            <text:p>population totale</text:p>
          </table:table-cell>
          <table:table-cell office:value-type="string" calcext:value-type="string">
            <text:p>nombre d’habitants par commun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s://fr.wikipedia.org/wiki/Pas-de-Calais" xlink:type="simple">Pas-de-Calais</text:a></text:p>
          </table:table-cell>
          <table:table-cell office:value-type="float" office:value="895" calcext:value-type="float">
            <text:p>895</text:p>
          </table:table-cell>
          <table:table-cell office:value-type="float" office:value="1462807" calcext:value-type="float">
            <text:p>1462807</text:p>
          </table:table-cell>
          <table:table-cell office:value-type="float" office:value="1634" calcext:value-type="float">
            <text:p>1634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a xlink:href="https://fr.wikipedia.org/wiki/Aisne_(département)" xlink:type="simple">Aisne</text:a></text:p>
          </table:table-cell>
          <table:table-cell office:value-type="float" office:value="816" calcext:value-type="float">
            <text:p>816</text:p>
          </table:table-cell>
          <table:table-cell office:value-type="float" office:value="541302" calcext:value-type="float">
            <text:p>541302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fr.wikipedia.org/wiki/Somme_(département)" xlink:type="simple">Somme</text:a></text:p>
          </table:table-cell>
          <table:table-cell office:value-type="float" office:value="782" calcext:value-type="float">
            <text:p>782</text:p>
          </table:table-cell>
          <table:table-cell office:value-type="float" office:value="571211" calcext:value-type="float">
            <text:p>571211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s://fr.wikipedia.org/wiki/Seine-Maritime" xlink:type="simple">Seine-Maritime</text:a></text:p>
          </table:table-cell>
          <table:table-cell office:value-type="float" office:value="745" calcext:value-type="float">
            <text:p>745</text:p>
          </table:table-cell>
          <table:table-cell office:value-type="float" office:value="1251282" calcext:value-type="float">
            <text:p>1251282</text:p>
          </table:table-cell>
          <table:table-cell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s://fr.wikipedia.org/wiki/Moselle_(département)" xlink:type="simple">Moselle</text:a></text:p>
          </table:table-cell>
          <table:table-cell office:value-type="float" office:value="730" calcext:value-type="float">
            <text:p>730</text:p>
          </table:table-cell>
          <table:table-cell office:value-type="float" office:value="1045146" calcext:value-type="float">
            <text:p>1045146</text:p>
          </table:table-cell>
          <table:table-cell office:value-type="float" office:value="1432" calcext:value-type="float">
            <text:p>143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fr.wikipedia.org/wiki/Calvados_(département)" xlink:type="simple">Calvados</text:a></text:p>
          </table:table-cell>
          <table:table-cell office:value-type="float" office:value="706" calcext:value-type="float">
            <text:p>706</text:p>
          </table:table-cell>
          <table:table-cell office:value-type="float" office:value="685262" calcext:value-type="float">
            <text:p>685262</text:p>
          </table:table-cell>
          <table:table-cell office:value-type="float" office:value="971" calcext:value-type="float">
            <text:p>97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fr.wikipedia.org/wiki/Côte-d%27Or" xlink:type="simple">Côte-d'Or</text:a></text:p>
          </table:table-cell>
          <table:table-cell office:value-type="float" office:value="706" calcext:value-type="float">
            <text:p>706</text:p>
          </table:table-cell>
          <table:table-cell office:value-type="float" office:value="525931" calcext:value-type="float">
            <text:p>525931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fr.wikipedia.org/wiki/Oise_(département)" xlink:type="simple">Oise</text:a></text:p>
          </table:table-cell>
          <table:table-cell office:value-type="float" office:value="693" calcext:value-type="float">
            <text:p>693</text:p>
          </table:table-cell>
          <table:table-cell office:value-type="float" office:value="805642" calcext:value-type="float">
            <text:p>805642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fr.wikipedia.org/wiki/Eure_(département)" xlink:type="simple">Eure</text:a></text:p>
          </table:table-cell>
          <table:table-cell office:value-type="float" office:value="675" calcext:value-type="float">
            <text:p>675</text:p>
          </table:table-cell>
          <table:table-cell office:value-type="float" office:value="588111" calcext:value-type="float">
            <text:p>588111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s://fr.wikipedia.org/wiki/Nord_(département_français)" xlink:type="simple">Nord</text:a></text:p>
          </table:table-cell>
          <table:table-cell office:value-type="float" office:value="650" calcext:value-type="float">
            <text:p>650</text:p>
          </table:table-cell>
          <table:table-cell office:value-type="float" office:value="2579208" calcext:value-type="float">
            <text:p>2579208</text:p>
          </table:table-cell>
          <table:table-cell office:value-type="float" office:value="3968" calcext:value-type="float">
            <text:p>396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fr.wikipedia.org/wiki/Marne_(département)" xlink:type="simple">Marne</text:a></text:p>
          </table:table-cell>
          <table:table-cell office:value-type="float" office:value="620" calcext:value-type="float">
            <text:p>620</text:p>
          </table:table-cell>
          <table:table-cell office:value-type="float" office:value="566571" calcext:value-type="float">
            <text:p>566571</text:p>
          </table:table-cell>
          <table:table-cell office:value-type="float" office:value="914" calcext:value-type="float">
            <text:p>91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fr.wikipedia.org/wiki/Manche_(département)" xlink:type="simple">Manche</text:a></text:p>
          </table:table-cell>
          <table:table-cell office:value-type="float" office:value="601" calcext:value-type="float">
            <text:p>601</text:p>
          </table:table-cell>
          <table:table-cell office:value-type="float" office:value="499531" calcext:value-type="float">
            <text:p>499531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fr.wikipedia.org/wiki/Doubs_(département)" xlink:type="simple">Doubs</text:a></text:p>
          </table:table-cell>
          <table:table-cell office:value-type="float" office:value="594" calcext:value-type="float">
            <text:p>594</text:p>
          </table:table-cell>
          <table:table-cell office:value-type="float" office:value="529103" calcext:value-type="float">
            <text:p>529103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s://fr.wikipedia.org/wiki/Meurthe-et-Moselle" xlink:type="simple">Meurthe-et-Moselle</text:a></text:p>
          </table:table-cell>
          <table:table-cell office:value-type="float" office:value="594" calcext:value-type="float">
            <text:p>594</text:p>
          </table:table-cell>
          <table:table-cell office:value-type="float" office:value="733124" calcext:value-type="float">
            <text:p>733124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fr.wikipedia.org/wiki/Haute-Garonne" xlink:type="simple">Haute-Garonne</text:a></text:p>
          </table:table-cell>
          <table:table-cell office:value-type="float" office:value="589" calcext:value-type="float">
            <text:p>589</text:p>
          </table:table-cell>
          <table:table-cell office:value-type="float" office:value="1260226" calcext:value-type="float">
            <text:p>1260226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s://fr.wikipedia.org/wiki/Saône-et-Loire" xlink:type="simple">Saône-et-Loire</text:a></text:p>
          </table:table-cell>
          <table:table-cell office:value-type="float" office:value="573" calcext:value-type="float">
            <text:p>573</text:p>
          </table:table-cell>
          <table:table-cell office:value-type="float" office:value="555999" calcext:value-type="float">
            <text:p>555999</text:p>
          </table:table-cell>
          <table:table-cell office:value-type="float" office:value="970" calcext:value-type="float">
            <text:p>97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fr.wikipedia.org/wiki/Dordogne_(département)" xlink:type="simple">Dordogne</text:a></text:p>
          </table:table-cell>
          <table:table-cell office:value-type="float" office:value="557" calcext:value-type="float">
            <text:p>557</text:p>
          </table:table-cell>
          <table:table-cell office:value-type="float" office:value="415168" calcext:value-type="float">
            <text:p>415168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s://fr.wikipedia.org/wiki/Pyrénées-Atlantiques" xlink:type="simple">Pyrénées-Atlantiques</text:a></text:p>
          </table:table-cell>
          <table:table-cell office:value-type="float" office:value="547" calcext:value-type="float">
            <text:p>547</text:p>
          </table:table-cell>
          <table:table-cell office:value-type="float" office:value="656608" calcext:value-type="float">
            <text:p>656608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s://fr.wikipedia.org/wiki/Haute-Saône" xlink:type="simple">Haute-Saône</text:a></text:p>
          </table:table-cell>
          <table:table-cell office:value-type="float" office:value="545" calcext:value-type="float">
            <text:p>545</text:p>
          </table:table-cell>
          <table:table-cell office:value-type="float" office:value="239695" calcext:value-type="float">
            <text:p>239695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fr.wikipedia.org/wiki/Jura_(département)" xlink:type="simple">Jura</text:a></text:p>
          </table:table-cell>
          <table:table-cell office:value-type="float" office:value="544" calcext:value-type="float">
            <text:p>544</text:p>
          </table:table-cell>
          <table:table-cell office:value-type="float" office:value="261294" calcext:value-type="float">
            <text:p>261294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fr.wikipedia.org/wiki/Gironde_(département)" xlink:type="simple">Gironde</text:a></text:p>
          </table:table-cell>
          <table:table-cell office:value-type="float" office:value="542" calcext:value-type="float">
            <text:p>542</text:p>
          </table:table-cell>
          <table:table-cell office:value-type="float" office:value="1463662" calcext:value-type="float">
            <text:p>1463662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fr.wikipedia.org/wiki/Isère_(département)" xlink:type="simple">Isère</text:a></text:p>
          </table:table-cell>
          <table:table-cell office:value-type="float" office:value="533" calcext:value-type="float">
            <text:p>533</text:p>
          </table:table-cell>
          <table:table-cell office:value-type="float" office:value="1215212" calcext:value-type="float">
            <text:p>1215212</text:p>
          </table:table-cell>
          <table:table-cell office:value-type="float" office:value="2280" calcext:value-type="float">
            <text:p>228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s://fr.wikipedia.org/wiki/Bas-Rhin" xlink:type="simple">Bas-Rhin</text:a></text:p>
          </table:table-cell>
          <table:table-cell office:value-type="float" office:value="527" calcext:value-type="float">
            <text:p>527</text:p>
          </table:table-cell>
          <table:table-cell office:value-type="float" office:value="1099269" calcext:value-type="float">
            <text:p>1099269</text:p>
          </table:table-cell>
          <table:table-cell office:value-type="float" office:value="2086" calcext:value-type="float">
            <text:p>208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s://fr.wikipedia.org/wiki/Seine-et-Marne" xlink:type="simple">Seine-et-Marne</text:a></text:p>
          </table:table-cell>
          <table:table-cell office:value-type="float" office:value="514" calcext:value-type="float">
            <text:p>514</text:p>
          </table:table-cell>
          <table:table-cell office:value-type="float" office:value="1338427" calcext:value-type="float">
            <text:p>1338427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s://fr.wikipedia.org/wiki/Vosges_(département)" xlink:type="simple">Vosges</text:a></text:p>
          </table:table-cell>
          <table:table-cell office:value-type="float" office:value="514" calcext:value-type="float">
            <text:p>514</text:p>
          </table:table-cell>
          <table:table-cell office:value-type="float" office:value="378830" calcext:value-type="float">
            <text:p>378830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s://fr.wikipedia.org/wiki/Orne_(département)" xlink:type="simple">Orne</text:a></text:p>
          </table:table-cell>
          <table:table-cell office:value-type="float" office:value="505" calcext:value-type="float">
            <text:p>505</text:p>
          </table:table-cell>
          <table:table-cell office:value-type="float" office:value="290891" calcext:value-type="float">
            <text:p>290891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s://fr.wikipedia.org/wiki/Meuse_(département)" xlink:type="simple">Meuse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93557" calcext:value-type="float">
            <text:p>193557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fr.wikipedia.org/wiki/Hautes-Pyrénées" xlink:type="simple">Hautes-Pyrénées</text:a></text:p>
          </table:table-cell>
          <table:table-cell office:value-type="float" office:value="474" calcext:value-type="float">
            <text:p>474</text:p>
          </table:table-cell>
          <table:table-cell office:value-type="float" office:value="229228" calcext:value-type="float">
            <text:p>229228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fr.wikipedia.org/wiki/Charente-Maritime" xlink:type="simple">Charente-Maritime</text:a></text:p>
          </table:table-cell>
          <table:table-cell office:value-type="float" office:value="472" calcext:value-type="float">
            <text:p>472</text:p>
          </table:table-cell>
          <table:table-cell office:value-type="float" office:value="625682" calcext:value-type="float">
            <text:p>625682</text:p>
          </table:table-cell>
          <table:table-cell office:value-type="float" office:value="1326" calcext:value-type="float">
            <text:p>132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fr.wikipedia.org/wiki/Puy-de-Dôme" xlink:type="simple">Puy-de-Dôme</text:a></text:p>
          </table:table-cell>
          <table:table-cell office:value-type="float" office:value="470" calcext:value-type="float">
            <text:p>470</text:p>
          </table:table-cell>
          <table:table-cell office:value-type="float" office:value="635469" calcext:value-type="float">
            <text:p>635469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fr.wikipedia.org/wiki/Ardennes_(département)" xlink:type="simple">Ardennes</text:a></text:p>
          </table:table-cell>
          <table:table-cell office:value-type="float" office:value="463" calcext:value-type="float">
            <text:p>463</text:p>
          </table:table-cell>
          <table:table-cell office:value-type="float" office:value="283110" calcext:value-type="float">
            <text:p>28311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fr.wikipedia.org/wiki/Gers_(département)" xlink:type="simple">Gers</text:a></text:p>
          </table:table-cell>
          <table:table-cell office:value-type="float" office:value="463" calcext:value-type="float">
            <text:p>463</text:p>
          </table:table-cell>
          <table:table-cell office:value-type="float" office:value="188893" calcext:value-type="float">
            <text:p>188893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s://fr.wikipedia.org/wiki/Yonne_(département)" xlink:type="simple">Yonne</text:a></text:p>
          </table:table-cell>
          <table:table-cell office:value-type="float" office:value="455" calcext:value-type="float">
            <text:p>455</text:p>
          </table:table-cell>
          <table:table-cell office:value-type="float" office:value="342463" calcext:value-type="float">
            <text:p>342463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fr.wikipedia.org/wiki/Aude_(département)" xlink:type="simple">Aude</text:a></text:p>
          </table:table-cell>
          <table:table-cell office:value-type="float" office:value="438" calcext:value-type="float">
            <text:p>438</text:p>
          </table:table-cell>
          <table:table-cell office:value-type="float" office:value="359967" calcext:value-type="float">
            <text:p>359967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s://fr.wikipedia.org/wiki/Haute-Marne" xlink:type="simple">Haute-Marne</text:a></text:p>
          </table:table-cell>
          <table:table-cell office:value-type="float" office:value="437" calcext:value-type="float">
            <text:p>437</text:p>
          </table:table-cell>
          <table:table-cell office:value-type="float" office:value="182375" calcext:value-type="float">
            <text:p>182375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fr.wikipedia.org/wiki/Aube_(département)" xlink:type="simple">Aube</text:a></text:p>
          </table:table-cell>
          <table:table-cell office:value-type="float" office:value="433" calcext:value-type="float">
            <text:p>433</text:p>
          </table:table-cell>
          <table:table-cell office:value-type="float" office:value="303997" calcext:value-type="float">
            <text:p>303997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fr.wikipedia.org/wiki/Ain_(département)" xlink:type="simple">Ain</text:a></text:p>
          </table:table-cell>
          <table:table-cell office:value-type="float" office:value="419" calcext:value-type="float">
            <text:p>419</text:p>
          </table:table-cell>
          <table:table-cell office:value-type="float" office:value="603827" calcext:value-type="float">
            <text:p>603827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fr.wikipedia.org/wiki/Charente_(département)" xlink:type="simple">Charente</text:a></text:p>
          </table:table-cell>
          <table:table-cell office:value-type="float" office:value="404" calcext:value-type="float">
            <text:p>404</text:p>
          </table:table-cell>
          <table:table-cell office:value-type="float" office:value="352705" calcext:value-type="float">
            <text:p>352705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fr.wikipedia.org/wiki/Eure-et-Loir" xlink:type="simple">Eure-et-Loir</text:a></text:p>
          </table:table-cell>
          <table:table-cell office:value-type="float" office:value="402" calcext:value-type="float">
            <text:p>402</text:p>
          </table:table-cell>
          <table:table-cell office:value-type="float" office:value="430416" calcext:value-type="float">
            <text:p>430416</text:p>
          </table:table-cell>
          <table:table-cell office:value-type="float" office:value="1071" calcext:value-type="float">
            <text:p>107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s://fr.wikipedia.org/wiki/Haut-Rhin" xlink:type="simple">Haut-Rhin</text:a></text:p>
          </table:table-cell>
          <table:table-cell office:value-type="float" office:value="377" calcext:value-type="float">
            <text:p>377</text:p>
          </table:table-cell>
          <table:table-cell office:value-type="float" office:value="753056" calcext:value-type="float">
            <text:p>753056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s://fr.wikipedia.org/wiki/Sarthe_(département)" xlink:type="simple">Sarthe</text:a></text:p>
          </table:table-cell>
          <table:table-cell office:value-type="float" office:value="375" calcext:value-type="float">
            <text:p>375</text:p>
          </table:table-cell>
          <table:table-cell office:value-type="float" office:value="565718" calcext:value-type="float">
            <text:p>565718</text:p>
          </table:table-cell>
          <table:table-cell office:value-type="float" office:value="1509" calcext:value-type="float">
            <text:p>150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fr.wikipedia.org/wiki/Côtes-d%27Armor" xlink:type="simple">Côtes-d'Armor</text:a></text:p>
          </table:table-cell>
          <table:table-cell office:value-type="float" office:value="373" calcext:value-type="float">
            <text:p>373</text:p>
          </table:table-cell>
          <table:table-cell office:value-type="float" office:value="594375" calcext:value-type="float">
            <text:p>594375</text:p>
          </table:table-cell>
          <table:table-cell office:value-type="float" office:value="1593" calcext:value-type="float">
            <text:p>159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fr.wikipedia.org/wiki/Drôme_(département)" xlink:type="simple">Drôme</text:a></text:p>
          </table:table-cell>
          <table:table-cell office:value-type="float" office:value="369" calcext:value-type="float">
            <text:p>369</text:p>
          </table:table-cell>
          <table:table-cell office:value-type="float" office:value="487993" calcext:value-type="float">
            <text:p>487993</text:p>
          </table:table-cell>
          <table:table-cell office:value-type="float" office:value="1322" calcext:value-type="float">
            <text:p>132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fr.wikipedia.org/wiki/Maine-et-Loire" xlink:type="simple">Maine-et-Loire</text:a></text:p>
          </table:table-cell>
          <table:table-cell office:value-type="float" office:value="357" calcext:value-type="float">
            <text:p>357</text:p>
          </table:table-cell>
          <table:table-cell office:value-type="float" office:value="790343" calcext:value-type="float">
            <text:p>790343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fr.wikipedia.org/wiki/Gard" xlink:type="simple">Gard</text:a></text:p>
          </table:table-cell>
          <table:table-cell office:value-type="float" office:value="353" calcext:value-type="float">
            <text:p>353</text:p>
          </table:table-cell>
          <table:table-cell office:value-type="float" office:value="718357" calcext:value-type="float">
            <text:p>718357</text:p>
          </table:table-cell>
          <table:table-cell office:value-type="float" office:value="2035" calcext:value-type="float">
            <text:p>203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fr.wikipedia.org/wiki/Ille-et-Vilaine" xlink:type="simple">Ille-et-Vilaine</text:a></text:p>
          </table:table-cell>
          <table:table-cell office:value-type="float" office:value="353" calcext:value-type="float">
            <text:p>353</text:p>
          </table:table-cell>
          <table:table-cell office:value-type="float" office:value="996439" calcext:value-type="float">
            <text:p>996439</text:p>
          </table:table-cell>
          <table:table-cell office:value-type="float" office:value="2823" calcext:value-type="float">
            <text:p>282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fr.wikipedia.org/wiki/Hérault_(département)" xlink:type="simple">Hérault</text:a></text:p>
          </table:table-cell>
          <table:table-cell office:value-type="float" office:value="343" calcext:value-type="float">
            <text:p>343</text:p>
          </table:table-cell>
          <table:table-cell office:value-type="float" office:value="1062036" calcext:value-type="float">
            <text:p>1062036</text:p>
          </table:table-cell>
          <table:table-cell office:value-type="float" office:value="3096" calcext:value-type="float">
            <text:p>309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fr.wikipedia.org/wiki/Lot_(département)" xlink:type="simple">Lot</text:a></text:p>
          </table:table-cell>
          <table:table-cell office:value-type="float" office:value="340" calcext:value-type="float">
            <text:p>340</text:p>
          </table:table-cell>
          <table:table-cell office:value-type="float" office:value="174754" calcext:value-type="float">
            <text:p>174754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fr.wikipedia.org/wiki/Ardèche_(département)" xlink:type="simple">Ardèche</text:a></text:p>
          </table:table-cell>
          <table:table-cell office:value-type="float" office:value="339" calcext:value-type="float">
            <text:p>339</text:p>
          </table:table-cell>
          <table:table-cell office:value-type="float" office:value="317277" calcext:value-type="float">
            <text:p>317277</text:p>
          </table:table-cell>
          <table:table-cell office:value-type="float" office:value="936" calcext:value-type="float">
            <text:p>9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fr.wikipedia.org/wiki/Loiret_(département)" xlink:type="simple">Loiret</text:a></text:p>
          </table:table-cell>
          <table:table-cell office:value-type="float" office:value="334" calcext:value-type="float">
            <text:p>334</text:p>
          </table:table-cell>
          <table:table-cell office:value-type="float" office:value="659587" calcext:value-type="float">
            <text:p>659587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fr.wikipedia.org/wiki/Ariège_(département)" xlink:type="simple">Ariège</text:a></text:p>
          </table:table-cell>
          <table:table-cell office:value-type="float" office:value="332" calcext:value-type="float">
            <text:p>332</text:p>
          </table:table-cell>
          <table:table-cell office:value-type="float" office:value="152286" calcext:value-type="float">
            <text:p>152286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fr.wikipedia.org/wiki/Landes_(département)" xlink:type="simple">Landes</text:a></text:p>
          </table:table-cell>
          <table:table-cell office:value-type="float" office:value="331" calcext:value-type="float">
            <text:p>331</text:p>
          </table:table-cell>
          <table:table-cell office:value-type="float" office:value="387929" calcext:value-type="float">
            <text:p>387929</text:p>
          </table:table-cell>
          <table:table-cell office:value-type="float" office:value="1172" calcext:value-type="float">
            <text:p>117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fr.wikipedia.org/wiki/Loire_(département)" xlink:type="simple">Loire</text:a></text:p>
          </table:table-cell>
          <table:table-cell office:value-type="float" office:value="327" calcext:value-type="float">
            <text:p>327</text:p>
          </table:table-cell>
          <table:table-cell office:value-type="float" office:value="749053" calcext:value-type="float">
            <text:p>749053</text:p>
          </table:table-cell>
          <table:table-cell office:value-type="float" office:value="2291" calcext:value-type="float">
            <text:p>229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s://fr.wikipedia.org/wiki/Tarn_(département)" xlink:type="simple">Tarn</text:a></text:p>
          </table:table-cell>
          <table:table-cell office:value-type="float" office:value="323" calcext:value-type="float">
            <text:p>323</text:p>
          </table:table-cell>
          <table:table-cell office:value-type="float" office:value="377675" calcext:value-type="float">
            <text:p>377675</text:p>
          </table:table-cell>
          <table:table-cell office:value-type="float" office:value="1169" calcext:value-type="float">
            <text:p>1169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fr.wikipedia.org/wiki/Allier_(département)" xlink:type="simple">Allier</text:a></text:p>
          </table:table-cell>
          <table:table-cell office:value-type="float" office:value="320" calcext:value-type="float">
            <text:p>320</text:p>
          </table:table-cell>
          <table:table-cell office:value-type="float" office:value="342729" calcext:value-type="float">
            <text:p>342729</text:p>
          </table:table-cell>
          <table:table-cell office:value-type="float" office:value="1071" calcext:value-type="float">
            <text:p>107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fr.wikipedia.org/wiki/Lot-et-Garonne" xlink:type="simple">Lot-et-Garonne</text:a></text:p>
          </table:table-cell>
          <table:table-cell office:value-type="float" office:value="319" calcext:value-type="float">
            <text:p>319</text:p>
          </table:table-cell>
          <table:table-cell office:value-type="float" office:value="330866" calcext:value-type="float">
            <text:p>330866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s://fr.wikipedia.org/wiki/Nièvre_(département)" xlink:type="simple">Nièvre</text:a></text:p>
          </table:table-cell>
          <table:table-cell office:value-type="float" office:value="312" calcext:value-type="float">
            <text:p>312</text:p>
          </table:table-cell>
          <table:table-cell office:value-type="float" office:value="218341" calcext:value-type="float">
            <text:p>218341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s://fr.wikipedia.org/wiki/Savoie_(département)" xlink:type="simple">Savoie</text:a></text:p>
          </table:table-cell>
          <table:table-cell office:value-type="float" office:value="305" calcext:value-type="float">
            <text:p>305</text:p>
          </table:table-cell>
          <table:table-cell office:value-type="float" office:value="418949" calcext:value-type="float">
            <text:p>418949</text:p>
          </table:table-cell>
          <table:table-cell office:value-type="float" office:value="1374" calcext:value-type="float">
            <text:p>137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s://fr.wikipedia.org/wiki/Deux-Sèvres" xlink:type="simple">Deux-Sèvres</text:a></text:p>
          </table:table-cell>
          <table:table-cell office:value-type="float" office:value="303" calcext:value-type="float">
            <text:p>303</text:p>
          </table:table-cell>
          <table:table-cell office:value-type="float" office:value="370939" calcext:value-type="float">
            <text:p>370939</text:p>
          </table:table-cell>
          <table:table-cell office:value-type="float" office:value="1224" calcext:value-type="float">
            <text:p>122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fr.wikipedia.org/wiki/Aveyron_(département)" xlink:type="simple">Aveyron</text:a></text:p>
          </table:table-cell>
          <table:table-cell office:value-type="float" office:value="304" calcext:value-type="float">
            <text:p>304</text:p>
          </table:table-cell>
          <table:table-cell office:value-type="float" office:value="275813" calcext:value-type="float">
            <text:p>275813</text:p>
          </table:table-cell>
          <table:table-cell office:value-type="float" office:value="907" calcext:value-type="float">
            <text:p>90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fr.wikipedia.org/wiki/Haute-Savoie" xlink:type="simple">Haute-Savoie</text:a></text:p>
          </table:table-cell>
          <table:table-cell office:value-type="float" office:value="294" calcext:value-type="float">
            <text:p>294</text:p>
          </table:table-cell>
          <table:table-cell office:value-type="float" office:value="746994" calcext:value-type="float">
            <text:p>746994</text:p>
          </table:table-cell>
          <table:table-cell office:value-type="float" office:value="2541" calcext:value-type="float">
            <text:p>254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fr.wikipedia.org/wiki/Loir-et-Cher" xlink:type="simple">Loir-et-Cher</text:a></text:p>
          </table:table-cell>
          <table:table-cell office:value-type="float" office:value="291" calcext:value-type="float">
            <text:p>291</text:p>
          </table:table-cell>
          <table:table-cell office:value-type="float" office:value="331280" calcext:value-type="float">
            <text:p>331280</text:p>
          </table:table-cell>
          <table:table-cell office:value-type="float" office:value="1138" calcext:value-type="float">
            <text:p>113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fr.wikipedia.org/wiki/Cher_(département)" xlink:type="simple">Cher</text:a></text:p>
          </table:table-cell>
          <table:table-cell office:value-type="float" office:value="290" calcext:value-type="float">
            <text:p>290</text:p>
          </table:table-cell>
          <table:table-cell office:value-type="float" office:value="311694" calcext:value-type="float">
            <text:p>311694</text:p>
          </table:table-cell>
          <table:table-cell office:value-type="float" office:value="1075" calcext:value-type="float">
            <text:p>107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s://fr.wikipedia.org/wiki/Rhône_(département)" xlink:type="simple">Rhône</text:a></text:p>
          </table:table-cell>
          <table:table-cell office:value-type="float" office:value="288" calcext:value-type="float">
            <text:p>288</text:p>
          </table:table-cell>
          <table:table-cell office:value-type="float" office:value="1744236" calcext:value-type="float">
            <text:p>1744236</text:p>
          </table:table-cell>
          <table:table-cell office:value-type="float" office:value="6056" calcext:value-type="float">
            <text:p>6056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fr.wikipedia.org/wiki/Corrèze_(département)" xlink:type="simple">Corrèze</text:a></text:p>
          </table:table-cell>
          <table:table-cell office:value-type="float" office:value="286" calcext:value-type="float">
            <text:p>286</text:p>
          </table:table-cell>
          <table:table-cell office:value-type="float" office:value="242454" calcext:value-type="float">
            <text:p>242454</text:p>
          </table:table-cell>
          <table:table-cell office:value-type="float" office:value="848" calcext:value-type="float">
            <text:p>8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fr.wikipedia.org/wiki/Finistère" xlink:type="simple">Finistère</text:a></text:p>
          </table:table-cell>
          <table:table-cell office:value-type="float" office:value="283" calcext:value-type="float">
            <text:p>283</text:p>
          </table:table-cell>
          <table:table-cell office:value-type="float" office:value="899870" calcext:value-type="float">
            <text:p>899870</text:p>
          </table:table-cell>
          <table:table-cell office:value-type="float" office:value="3180" calcext:value-type="float">
            <text:p>318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s://fr.wikipedia.org/wiki/Vendée_(département)" xlink:type="simple">Vendée</text:a></text:p>
          </table:table-cell>
          <table:table-cell office:value-type="float" office:value="282" calcext:value-type="float">
            <text:p>282</text:p>
          </table:table-cell>
          <table:table-cell office:value-type="float" office:value="641657" calcext:value-type="float">
            <text:p>641657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s://fr.wikipedia.org/wiki/Vienne_(département)" xlink:type="simple">Vienne</text:a></text:p>
          </table:table-cell>
          <table:table-cell office:value-type="float" office:value="281" calcext:value-type="float">
            <text:p>281</text:p>
          </table:table-cell>
          <table:table-cell office:value-type="float" office:value="428447" calcext:value-type="float">
            <text:p>428447</text:p>
          </table:table-cell>
          <table:table-cell office:value-type="float" office:value="1525" calcext:value-type="float">
            <text:p>152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fr.wikipedia.org/wiki/Indre-et-Loire" xlink:type="simple">Indre-et-Loire</text:a></text:p>
          </table:table-cell>
          <table:table-cell office:value-type="float" office:value="277" calcext:value-type="float">
            <text:p>277</text:p>
          </table:table-cell>
          <table:table-cell office:value-type="float" office:value="593683" calcext:value-type="float">
            <text:p>593683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fr.wikipedia.org/wiki/Yvelines" xlink:type="simple">Yvelines</text:a></text:p>
          </table:table-cell>
          <table:table-cell office:value-type="float" office:value="262" calcext:value-type="float">
            <text:p>262</text:p>
          </table:table-cell>
          <table:table-cell office:value-type="float" office:value="1413635" calcext:value-type="float">
            <text:p>1413635</text:p>
          </table:table-cell>
          <table:table-cell office:value-type="float" office:value="5396" calcext:value-type="float">
            <text:p>539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fr.wikipedia.org/wiki/Mayenne_(département)" xlink:type="simple">Mayenne</text:a></text:p>
          </table:table-cell>
          <table:table-cell office:value-type="float" office:value="261" calcext:value-type="float">
            <text:p>261</text:p>
          </table:table-cell>
          <table:table-cell office:value-type="float" office:value="307031" calcext:value-type="float">
            <text:p>307031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s://fr.wikipedia.org/wiki/Morbihan" xlink:type="simple">Morbihan</text:a></text:p>
          </table:table-cell>
          <table:table-cell office:value-type="float" office:value="261" calcext:value-type="float">
            <text:p>261</text:p>
          </table:table-cell>
          <table:table-cell office:value-type="float" office:value="727083" calcext:value-type="float">
            <text:p>727083</text:p>
          </table:table-cell>
          <table:table-cell office:value-type="float" office:value="2786" calcext:value-type="float">
            <text:p>278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wikipedia.org/wiki/Cantal_(département)" xlink:type="simple">Cantal</text:a></text:p>
          </table:table-cell>
          <table:table-cell office:value-type="float" office:value="260" calcext:value-type="float">
            <text:p>260</text:p>
          </table:table-cell>
          <table:table-cell office:value-type="float" office:value="147577" calcext:value-type="float">
            <text:p>147577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fr.wikipedia.org/wiki/Creuse_(département)" xlink:type="simple">Creuse</text:a></text:p>
          </table:table-cell>
          <table:table-cell office:value-type="float" office:value="260" calcext:value-type="float">
            <text:p>260</text:p>
          </table:table-cell>
          <table:table-cell office:value-type="float" office:value="122560" calcext:value-type="float">
            <text:p>122560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fr.wikipedia.org/wiki/Haute-Loire" xlink:type="simple">Haute-Loire</text:a></text:p>
          </table:table-cell>
          <table:table-cell office:value-type="float" office:value="260" calcext:value-type="float">
            <text:p>260</text:p>
          </table:table-cell>
          <table:table-cell office:value-type="float" office:value="224907" calcext:value-type="float">
            <text:p>224907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fr.wikipedia.org/wiki/Indre_(département)" xlink:type="simple">Indre</text:a></text:p>
          </table:table-cell>
          <table:table-cell office:value-type="float" office:value="247" calcext:value-type="float">
            <text:p>247</text:p>
          </table:table-cell>
          <table:table-cell office:value-type="float" office:value="230175" calcext:value-type="float">
            <text:p>230175</text:p>
          </table:table-cell>
          <table:table-cell office:value-type="float" office:value="932" calcext:value-type="float">
            <text:p>93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<text:a xlink:href="https://fr.wikipedia.org/wiki/Haute-Corse" xlink:type="simple">Haute-Corse</text:a></text:p>
          </table:table-cell>
          <table:table-cell office:value-type="float" office:value="236" calcext:value-type="float">
            <text:p>236</text:p>
          </table:table-cell>
          <table:table-cell office:value-type="float" office:value="168640" calcext:value-type="float">
            <text:p>168640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s://fr.wikipedia.org/wiki/Pyrénées-Orientales" xlink:type="simple">Pyrénées-Orientales</text:a></text:p>
          </table:table-cell>
          <table:table-cell office:value-type="float" office:value="226" calcext:value-type="float">
            <text:p>226</text:p>
          </table:table-cell>
          <table:table-cell office:value-type="float" office:value="452530" calcext:value-type="float">
            <text:p>452530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fr.wikipedia.org/wiki/Loire-Atlantique" xlink:type="simple">Loire-Atlantique</text:a></text:p>
          </table:table-cell>
          <table:table-cell office:value-type="float" office:value="221" calcext:value-type="float">
            <text:p>221</text:p>
          </table:table-cell>
          <table:table-cell office:value-type="float" office:value="1296364" calcext:value-type="float">
            <text:p>1296364</text:p>
          </table:table-cell>
          <table:table-cell office:value-type="float" office:value="5866" calcext:value-type="float">
            <text:p>586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s://fr.wikipedia.org/wiki/Haute-Vienne" xlink:type="simple">Haute-Vienne</text:a></text:p>
          </table:table-cell>
          <table:table-cell office:value-type="float" office:value="201" calcext:value-type="float">
            <text:p>201</text:p>
          </table:table-cell>
          <table:table-cell office:value-type="float" office:value="376058" calcext:value-type="float">
            <text:p>376058</text:p>
          </table:table-cell>
          <table:table-cell office:value-type="float" office:value="1871" calcext:value-type="float">
            <text:p>187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fr.wikipedia.org/wiki/Alpes-de-Haute-Provence" xlink:type="simple">Alpes-de-Haute-Provence</text:a></text:p>
          </table:table-cell>
          <table:table-cell office:value-type="float" office:value="200" calcext:value-type="float">
            <text:p>200</text:p>
          </table:table-cell>
          <table:table-cell office:value-type="float" office:value="160959" calcext:value-type="float">
            <text:p>160959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s://fr.wikipedia.org/wiki/Essonne_(département)" xlink:type="simple">Essonne</text:a></text:p>
          </table:table-cell>
          <table:table-cell office:value-type="float" office:value="196" calcext:value-type="float">
            <text:p>196</text:p>
          </table:table-cell>
          <table:table-cell office:value-type="float" office:value="1225191" calcext:value-type="float">
            <text:p>1225191</text:p>
          </table:table-cell>
          <table:table-cell office:value-type="float" office:value="6251" calcext:value-type="float">
            <text:p>625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s://fr.wikipedia.org/wiki/Tarn-et-Garonne" xlink:type="simple">Tarn-et-Garonne</text:a></text:p>
          </table:table-cell>
          <table:table-cell office:value-type="float" office:value="195" calcext:value-type="float">
            <text:p>195</text:p>
          </table:table-cell>
          <table:table-cell office:value-type="float" office:value="244545" calcext:value-type="float">
            <text:p>244545</text:p>
          </table:table-cell>
          <table:table-cell office:value-type="float" office:value="1254" calcext:value-type="float">
            <text:p>1254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fr.wikipedia.org/wiki/Lozère_(département)" xlink:type="simple">Lozère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77156" calcext:value-type="float">
            <text:p>77156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s://fr.wikipedia.org/wiki/Val-d%27Oise" xlink:type="simple">Val-d'Oise</text:a></text:p>
          </table:table-cell>
          <table:table-cell office:value-type="float" office:value="185" calcext:value-type="float">
            <text:p>185</text:p>
          </table:table-cell>
          <table:table-cell office:value-type="float" office:value="1180365" calcext:value-type="float">
            <text:p>1180365</text:p>
          </table:table-cell>
          <table:table-cell office:value-type="float" office:value="6380" calcext:value-type="float">
            <text:p>638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fr.wikipedia.org/wiki/Hautes-Alpes" xlink:type="simple">Hautes-Alpes</text:a></text:p>
          </table:table-cell>
          <table:table-cell office:value-type="float" office:value="172" calcext:value-type="float">
            <text:p>172</text:p>
          </table:table-cell>
          <table:table-cell office:value-type="float" office:value="138605" calcext:value-type="float">
            <text:p>138605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fr.wikipedia.org/wiki/Alpes-Maritimes" xlink:type="simple">Alpes-Maritimes</text:a></text:p>
          </table:table-cell>
          <table:table-cell office:value-type="float" office:value="163" calcext:value-type="float">
            <text:p>163</text:p>
          </table:table-cell>
          <table:table-cell office:value-type="float" office:value="1081244" calcext:value-type="float">
            <text:p>1081244</text:p>
          </table:table-cell>
          <table:table-cell office:value-type="float" office:value="6633" calcext:value-type="float">
            <text:p>6633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fr.wikipedia.org/wiki/Var_(département)" xlink:type="simple">Var</text:a></text:p>
          </table:table-cell>
          <table:table-cell office:value-type="float" office:value="153" calcext:value-type="float">
            <text:p>153</text:p>
          </table:table-cell>
          <table:table-cell office:value-type="float" office:value="1012735" calcext:value-type="float">
            <text:p>1012735</text:p>
          </table:table-cell>
          <table:table-cell office:value-type="float" office:value="6619" calcext:value-type="float">
            <text:p>661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s://fr.wikipedia.org/wiki/Vaucluse_(département)" xlink:type="simple">Vaucluse</text:a></text:p>
          </table:table-cell>
          <table:table-cell office:value-type="float" office:value="151" calcext:value-type="float">
            <text:p>151</text:p>
          </table:table-cell>
          <table:table-cell office:value-type="float" office:value="546630" calcext:value-type="float">
            <text:p>546630</text:p>
          </table:table-cell>
          <table:table-cell office:value-type="float" office:value="3620" calcext:value-type="float">
            <text:p>362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<text:a xlink:href="https://fr.wikipedia.org/wiki/Corse-du-Sud" xlink:type="simple">Corse-du-Sud</text:a></text:p>
          </table:table-cell>
          <table:table-cell office:value-type="float" office:value="124" calcext:value-type="float">
            <text:p>124</text:p>
          </table:table-cell>
          <table:table-cell office:value-type="float" office:value="145846" calcext:value-type="float">
            <text:p>145846</text:p>
          </table:table-cell>
          <table:table-cell office:value-type="float" office:value="1176" calcext:value-type="float">
            <text:p>1176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fr.wikipedia.org/wiki/Bouches-du-Rhône" xlink:type="simple">Bouches-du-Rhône</text:a></text:p>
          </table:table-cell>
          <table:table-cell office:value-type="float" office:value="119" calcext:value-type="float">
            <text:p>119</text:p>
          </table:table-cell>
          <table:table-cell office:value-type="float" office:value="1975896" calcext:value-type="float">
            <text:p>1975896</text:p>
          </table:table-cell>
          <table:table-cell office:value-type="float" office:value="16604" calcext:value-type="float">
            <text:p>1660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s://fr.wikipedia.org/wiki/Territoire_de_Belfort" xlink:type="simple">Territoire de Belfort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43348" calcext:value-type="float">
            <text:p>143348</text:p>
          </table:table-cell>
          <table:table-cell office:value-type="float" office:value="1405" calcext:value-type="float">
            <text:p>140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s://fr.wikipedia.org/wiki/Val-de-Marne" xlink:type="simple">Val-de-Marne</text:a></text:p>
          </table:table-cell>
          <table:table-cell office:value-type="float" office:value="47" calcext:value-type="float">
            <text:p>47</text:p>
          </table:table-cell>
          <table:table-cell office:value-type="float" office:value="1333702" calcext:value-type="float">
            <text:p>1333702</text:p>
          </table:table-cell>
          <table:table-cell office:value-type="float" office:value="28377" calcext:value-type="float">
            <text:p>2837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s://fr.wikipedia.org/wiki/Seine-Saint-Denis" xlink:type="simple">Seine-Saint-Denis</text:a></text:p>
          </table:table-cell>
          <table:table-cell office:value-type="float" office:value="40" calcext:value-type="float">
            <text:p>40</text:p>
          </table:table-cell>
          <table:table-cell office:value-type="float" office:value="1529928" calcext:value-type="float">
            <text:p>1529928</text:p>
          </table:table-cell>
          <table:table-cell office:value-type="float" office:value="38248" calcext:value-type="float">
            <text:p>3824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s://fr.wikipedia.org/wiki/Hauts-de-Seine" xlink:type="simple">Hauts-de-Seine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581628" calcext:value-type="float">
            <text:p>1581628</text:p>
          </table:table-cell>
          <table:table-cell office:value-type="float" office:value="43934" calcext:value-type="float">
            <text:p>4393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<text:a xlink:href="https://fr.wikipedia.org/wiki/Martinique" xlink:type="simple">Martinique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92291" calcext:value-type="float">
            <text:p>392291</text:p>
          </table:table-cell>
          <table:table-cell office:value-type="float" office:value="11538" calcext:value-type="float">
            <text:p>11538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<text:a xlink:href="https://fr.wikipedia.org/wiki/Guadeloupe" xlink:type="simple">Guadeloupe</text:a></text:p>
          </table:table-cell>
          <table:table-cell office:value-type="float" office:value="32" calcext:value-type="float">
            <text:p>32</text:p>
          </table:table-cell>
          <table:table-cell office:value-type="float" office:value="404635" calcext:value-type="float">
            <text:p>404635</text:p>
          </table:table-cell>
          <table:table-cell office:value-type="float" office:value="12645" calcext:value-type="float">
            <text:p>1264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<text:a xlink:href="https://fr.wikipedia.org/wiki/La_Réunion" xlink:type="simple">Réunion</text:a></text:p>
          </table:table-cell>
          <table:table-cell office:value-type="float" office:value="24" calcext:value-type="float">
            <text:p>24</text:p>
          </table:table-cell>
          <table:table-cell office:value-type="float" office:value="828581" calcext:value-type="float">
            <text:p>828581</text:p>
          </table:table-cell>
          <table:table-cell office:value-type="float" office:value="34524" calcext:value-type="float">
            <text:p>3452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a xlink:href="https://fr.wikipedia.org/wiki/Guyane" xlink:type="simple">Guyane</text:a></text:p>
          </table:table-cell>
          <table:table-cell office:value-type="float" office:value="22" calcext:value-type="float">
            <text:p>22</text:p>
          </table:table-cell>
          <table:table-cell office:value-type="float" office:value="237549" calcext:value-type="float">
            <text:p>237549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<text:a xlink:href="https://fr.wikipedia.org/wiki/Mayotte" xlink:type="simple">Mayotte</text:a><text:a xlink:href="https://fr.wikipedia.org/wiki/Nombre_de_communes_par_département_en_France_au_1er_janvier_2014#cite_note-4" xlink:type="simple">4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12645" calcext:value-type="float">
            <text:p>212645</text:p>
          </table:table-cell>
          <table:table-cell office:value-type="float" office:value="12509" calcext:value-type="float">
            <text:p>1250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s://fr.wikipedia.org/wiki/Paris" xlink:type="simple">Pari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49975" calcext:value-type="float">
            <text:p>2249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6:50:59.693000000</meta:creation-date>
    <dc:date>2022-09-16T16:52:15.003000000</dc:date>
    <meta:editing-duration>PT1M16S</meta:editing-duration>
    <meta:editing-cycles>1</meta:editing-cycles>
    <meta:document-statistic meta:table-count="1" meta:cell-count="609" meta:object-count="0"/>
    <meta:generator>LibreOffice/7.2.0.4$Windows_X86_64 LibreOffice_project/9a9c6381e3f7a62afc1329bd359cc48accb6435b</meta:generator>
  </office:meta>
</office:document-meta>
</file>